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1f217" officeooo:paragraph-rsid="0011f217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6ddf9" officeooo:paragraph-rsid="0016ddf9"/>
    </style:style>
    <style:style style:name="P3" style:family="paragraph" style:parent-style-name="Standard" style:list-style-name="L4">
      <style:paragraph-properties fo:line-height="150%" fo:text-align="justify" style:justify-single-word="false"/>
      <style:text-properties fo:font-size="18pt" fo:font-style="italic" style:text-underline-style="solid" style:text-underline-width="auto" style:text-underline-color="font-color" fo:font-weight="normal" officeooo:rsid="0011f217" officeooo:paragraph-rsid="0011f217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20pt" fo:language="fr" fo:country="FR" style:text-underline-style="solid" style:text-underline-width="auto" style:text-underline-color="font-color" fo:font-weight="bold" officeooo:rsid="0011f217" officeooo:paragraph-rsid="0011f217" style:font-size-asian="10.5pt" style:font-weight-asian="bold" style:font-weight-complex="bold"/>
    </style:style>
    <style:style style:name="T1" style:family="text">
      <style:text-properties officeooo:rsid="00133bf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8pt" style:text-underline-style="none" fo:font-weight="normal" style:font-weight-asian="normal" style:font-weight-complex="normal"/>
    </style:style>
    <style:style style:name="T5" style:family="text">
      <style:text-properties fo:font-size="16pt"/>
    </style:style>
    <style:style style:name="T6" style:family="text">
      <style:text-properties fo:font-size="16pt" style:text-underline-style="none" fo:font-weight="normal" style:font-weight-asian="normal" style:font-weight-complex="normal"/>
    </style:style>
    <style:style style:name="T7" style:family="text">
      <style:text-properties fo:font-size="16pt" fo:font-style="italic" style:font-style-asian="italic" style:font-style-complex="italic"/>
    </style:style>
    <style:style style:name="T8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ize="14pt"/>
    </style:style>
    <style:style style:name="T11" style:family="text">
      <style:text-properties fo:font-size="14pt" style:text-underline-style="none" fo:font-weight="normal" style:font-weight-asian="normal" style:font-weight-complex="normal"/>
    </style:style>
    <style:style style:name="T12" style:family="text">
      <style:text-properties officeooo:rsid="00170f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presentation:</text:p>
      <text:list xml:id="list6934442821165539103" text:style-name="L4">
        <text:list-item>
          <text:p text:style-name="P3">1-introduction nosql et big data:</text:p>
        </text:list-item>
      </text:list>
      <text:p text:style-name="P1">le terme big data siginie la grande <text:span text:style-name="T1">base de donnee </text:span>utilise dans nos jour</text:p>
      <text:p text:style-name="P1">no sql (not only sql) utilise pour analiser les grand base de donne,</text:p>
      <text:p text:style-name="P1">le big data necessite la presence de nosql,Il propose des solutions qui peuvent venir compléter les solutions des SGBDR classiques.</text:p>
      <text:p text:style-name="P2">Le NoSQL propose plusieurs formes de stockage de l’information :</text:p>
      <text:p text:style-name="P2">– Clé/valeur. à la manière des tableaux associatifs des langages de programmation. A une clé correspond une valeur.</text:p>
      <text:p text:style-name="P2">– Orienté colonne : à une clé correspond un ensemble de colonne, chacune ayant une valeur.</text:p>
      <text:p text:style-name="P2">Ex: <text:span text:style-name="T9">cassandra.</text:span></text:p>
      <text:p text:style-name="P2">– Orienté document : à une clé correspond des ensembles champs/valeurs qui peuvent être hiérarchisés</text:p>
      <text:p text:style-name="P2">– Orienté graphe : les données sont modélisées sous forme de noeuds qui ont des liaisons entre e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4:54:27.235264070</meta:creation-date>
    <dc:date>2016-03-13T05:09:18.236310214</dc:date>
    <meta:editing-duration>PT10M26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1" meta:paragraph-count="11" meta:word-count="130" meta:character-count="804" meta:non-whitespace-character-count="682"/>
  </office:meta>
</office:document-meta>
</file>